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2c87" officeooo:paragraph-rsid="001d2c87"/>
    </style:style>
    <style:style style:name="P2" style:family="paragraph" style:parent-style-name="Standard" style:list-style-name="L1">
      <style:text-properties officeooo:rsid="001d2c87" officeooo:paragraph-rsid="001d2c87"/>
    </style:style>
    <style:style style:name="P3" style:family="paragraph" style:parent-style-name="Standard" style:list-style-name="L1">
      <style:text-properties officeooo:rsid="001da890" officeooo:paragraph-rsid="001da890"/>
    </style:style>
    <style:style style:name="P4" style:family="paragraph" style:parent-style-name="Footer">
      <style:text-properties fo:color="#999999"/>
    </style:style>
    <style:style style:name="P5" style:family="paragraph" style:parent-style-name="Title">
      <style:text-properties officeooo:paragraph-rsid="001d2c87"/>
    </style:style>
    <style:style style:name="P6" style:family="paragraph" style:parent-style-name="Header">
      <style:paragraph-properties fo:text-align="end" style:justify-single-word="false"/>
      <style:text-properties fo:color="#999999" officeooo:rsid="001d2c87" officeooo:paragraph-rsid="001d2c87"/>
    </style:style>
    <style:style style:name="T1" style:family="text">
      <style:text-properties fo:color="#999999" officeooo:rsid="001d2c87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plication Mobile de Recherche d’images</text:p>
      <text:p text:style-name="Subtitle"><text:span text:style-name="T1">Rapport</text:span><text:tab/></text:p>
      <text:list xml:id="list7369905913126435418" text:style-name="L1">
        <text:list-item>
          <text:p text:style-name="P2">Interface utilisateur</text:p>
          <text:list>
            <text:list-item>
              <text:p text:style-name="P3">La recherche d’images</text:p>
            </text:list-item>
            <text:list-item>
              <text:p text:style-name="P3">Le feed-back</text:p>
            </text:list-item>
          </text:list>
        </text:list-item>
        <text:list-item>
          <text:p text:style-name="P2">Architecture logicielle</text:p>
          <text:list>
            <text:list-item>
              <text:p text:style-name="P3">L’application mobile</text:p>
            </text:list-item>
            <text:list-item>
              <text:p text:style-name="P3">Le serveur REST</text:p>
            </text:list-item>
          </text:list>
        </text:list-item>
        <text:list-item>
          <text:p text:style-name="P2">Traitement d’images</text:p>
        </text:list-item>
      </text:list>
      <text:p text:style-name="P1">Bag-of-words</text:p>
      <text:p text:style-name="P1">SIFT</text:p>
      <text:list xml:id="list132133914517607" text:continue-numbering="true" text:style-name="L1">
        <text:list-item>
          <text:p text:style-name="P2">Bila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999999" officeooo:rsid="001d2c87" officeooo:paragraph-rsid="001d2c87"/>
    </style:style>
    <style:style style:name="MP2" style:family="paragraph" style:parent-style-name="Footer">
      <style:text-properties fo:color="#99999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William Jedrzejak</text:p>
        <text:p text:style-name="MP1">Louis Lalleau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3:07:23.359529241</meta:creation-date>
    <dc:date>2019-02-05T13:21:33.050391859</dc:date>
    <meta:editing-duration>PT3M39S</meta:editing-duration>
    <meta:editing-cycles>1</meta:editing-cycles>
    <meta:document-statistic meta:table-count="0" meta:image-count="0" meta:object-count="0" meta:page-count="1" meta:paragraph-count="15" meta:word-count="38" meta:character-count="251" meta:non-whitespace-character-count="235"/>
    <meta:generator>LibreOffice/5.1.6.2$Linux_X86_64 LibreOffice_project/10m0$Build-2</meta:generator>
  </office:meta>
</office:document-meta>
</file>